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dc99d" officeooo:paragraph-rsid="000dc99d"/>
    </style:style>
    <style:style style:name="P2" style:family="paragraph" style:parent-style-name="Standard">
      <style:text-properties officeooo:rsid="000e5997" officeooo:paragraph-rsid="000e59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ynne Coblammers</text:p>
      <text:p text:style-name="P1">EECS 565</text:p>
      <text:p text:style-name="P1">HW 1</text:p>
      <text:p text:style-name="P1"/>
      <text:p text:style-name="P2">I discussed this homework with Christine Perinchery.</text:p>
      <text:p text:style-name="P1"/>
      <text:p text:style-name="P1">1. This cipher text was encrypted with a shift cipher. I looked at the letter frequencies and tried matching 'e' to the most frequent letters and shifting the rest of the alphabet to match. The shift mapped 'e' to cipher text 'n'. The decrypted text (with inserted spaces and punctuation) is:</text:p>
      <text:p text:style-name="P1">What's in a name? A rose by any other name would smell as sweet.</text:p>
      <text:p text:style-name="P1"/>
      <text:p text:style-name="P1">2. This cipher text was also encrypted with a shift cipher. Again, I looked at letter frequencies to match</text:p>
      <text:p text:style-name="P1">'e' and found the correct shift by matching 'e' to cipher text 'z'. The decrypted text, with spaces and puncation added, is:</text:p>
      <text:p text:style-name="P1">There are two things to aim at in life. First, to get what you want, and after that, to enjoy it. Only the wisest of mankind achieve the second.</text:p>
      <text:p text:style-name="P1"/>
      <text:p text:style-name="P1">4. The cipher text was encrypted with a substitution cipher. I first found the letter frequencies and matched the 't' and 'e' to the two most frequent letters. After this, I filled in further letters by looking at combinations. The decrypted text is:</text:p>
      <text:p text:style-name="P1">The people can never err more than in supposing that by multiplying the their representatives beyond a certain limit they strengthen the barrier against the government of a f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14:19:59.068485575</meta:creation-date>
    <dc:date>2015-02-03T14:36:37.535625265</dc:date>
    <meta:editing-duration>PT1M28S</meta:editing-duration>
    <meta:editing-cycles>1</meta:editing-cycles>
    <meta:document-statistic meta:table-count="0" meta:image-count="0" meta:object-count="0" meta:page-count="1" meta:paragraph-count="11" meta:word-count="220" meta:character-count="1237" meta:non-whitespace-character-count="1028"/>
    <meta:generator>LibreOffice/4.2.8.2$Linux_X86_64 LibreOffice_project/420$Build-2</meta:generator>
  </office:meta>
</office:document-meta>
</file>